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5pt" fo:font-weight="bold" style:font-size-asian="15pt" style:font-weight-asian="bold" style:font-size-complex="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 7</text:p>
      <text:p text:style-name="Standard"/>
      <text:p text:style-name="P1">De laatste les hebben we getraind om te vergaderen. Het concept was dat we met aanpassingen voor de school zouden moeten komen zodat er meer vrouwen op de informatica opleidingen in Groningen zouden komen. De sfeer van de vergadering was goed maar niet erg serieus. We hebben eerst maar eens de rollen verdeeld. Ik ging notuleren aangezien ik dat al doe voor het projectgroepje.</text:p>
      <text:p text:style-name="P1"/>
      <text:p text:style-name="P1">Veel van het groepje hadden van te voren nog niet echt goed nagedacht over het probleem, en om eerlijk te zeggen ik ook niet. De leidinggevende van de vergadering deed het erg goed. Hij gaf elke keer mensen de beurt om te zeggen wat deze vonden van de kwesti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22T21:21:50.89</meta:creation-date>
    <dc:date>2014-11-01T16:28:21.98</dc:date>
    <meta:editing-duration>PT21H25M27S</meta:editing-duration>
    <meta:editing-cycles>3</meta:editing-cycles>
    <meta:generator>OpenOffice/4.1.1$Win32 OpenOffice.org_project/411m6$Build-9775</meta:generator>
    <meta:document-statistic meta:table-count="0" meta:image-count="0" meta:object-count="0" meta:page-count="1" meta:paragraph-count="3" meta:word-count="115" meta:character-count="644"/>
  </office:meta>
</office:document-meta>
</file>